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2.362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Aufgaben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style:glyph-orientation-vertical="0" fo:background-color="#23ff2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ufgabe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5" table:default-cell-style-name="ce20"/>
        <table:table-column table:style-name="co9" table:default-cell-style-name="ce20"/>
        <table:table-column table:style-name="co5" table:number-columns-repeated="247" table:default-cell-style-name="ce20"/>
        <table:table-column table:style-name="co10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Priorität:<text:span text:style-name="T1"> 1 .. dringend, 2 .. absehbar notwendig, 3 .. wird benötigt, 4 .. nice to have, 5 .. um es nicht zu vergessen</text:span></text:p>
          </table:table-cell>
          <table:covered-table-cell table:number-columns-repeated="7" table:style-name="ce1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3" table:number-columns-repeated="7"/>
          <table:table-cell table:style-name="ce22" table:number-columns-repeated="2"/>
          <table:table-cell table:number-columns-repeated="1014"/>
        </table:table-row>
        <table:table-row table:style-name="ro3">
          <table:table-cell office:value-type="string">
            <text:p>Komponente</text:p>
          </table:table-cell>
          <table:table-cell table:style-name="ce3" office:value-type="string">
            <text:p>AP</text:p>
          </table:table-cell>
          <table:table-cell table:style-name="ce3" office:value-type="string">
            <text:p>Beschreibung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für</text:p>
          </table:table-cell>
          <table:table-cell table:style-name="ce3" office:value-type="string">
            <text:p>Deadline</text:p>
          </table:table-cell>
          <table:table-cell table:style-name="ce3" office:value-type="string">
            <text:p>wer</text:p>
          </table:table-cell>
          <table:table-cell table:style-name="ce3" office:value-type="string">
            <text:p>Aufwand </text:p>
            <text:p>T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ProjektAdmin (Lead: tr)</text:p>
          </table:table-cell>
          <table:covered-table-cell table:number-columns-repeated="7" table:style-name="ce3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5"/>
          <table:table-cell table:style-name="ce2" office:value-type="string">
            <text:p>Installer</text:p>
          </table:table-cell>
          <table:table-cell table:style-name="ce2" office:value-type="string">
            <text:p>Installer für eine Shark Anwendung schreiben. Integriert automatisch alle notwendigen externen jars etc.</text:p>
          </table:table-cell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5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Doku</text:p>
          </table:table-cell>
          <table:table-cell table:style-name="ce18" office:value-type="string">
            <text:p>IDE</text:p>
          </table:table-cell>
          <table:table-cell table:style-name="ce18" office:value-type="string">
            <text:p>Netbeans Projekttemplates erstellen und dokumentieren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ps</text:p>
          </table:table-cell>
          <table:table-cell table:style-name="ce18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8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9" table:number-columns-repeated="7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Tests</text:p>
          </table:table-cell>
          <table:table-cell table:style-name="ce19" office:value-type="string">
            <text:p>Externes Testsszenario</text:p>
          </table:table-cell>
          <table:table-cell table:style-name="ce19" office:value-type="string">
            <text:p>Prüfen wie man externe Tests durchführen kann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tr</text:p>
          </table:table-cell>
          <table:table-cell table:style-name="ce19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9" table:number-columns-repeated="7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6" office:value-type="string">
            <text:p>Projektplan</text:p>
          </table:table-cell>
          <table:table-cell table:style-name="ce18"/>
          <table:table-cell table:style-name="ce18" office:value-type="string">
            <text:p>Projektplan für Cebit-Szenario (Sync, <text:a xlink:href="mailto:FS@J2ME">FS@J2ME</text:a>?)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tr</text:p>
          </table:table-cell>
          <table:table-cell table:style-name="ce18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3" table:number-columns-repeated="4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4" office:value-type="string" table:number-columns-spanned="8" table:number-rows-spanned="1">
            <text:p>Core (Lead: thsc)</text:p>
          </table:table-cell>
          <table:covered-table-cell table:number-columns-repeated="7" table:style-name="ce4"/>
          <table:table-cell table:style-name="ce27" table:number-columns-repeated="2"/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2">
          <table:table-cell office:value-type="string">
            <text:p>KP</text:p>
          </table:table-cell>
          <table:table-cell table:style-name="Default" table:number-columns-repeated="256"/>
          <table:table-cell table:number-columns-repeated="767"/>
        </table:table-row>
        <table:table-row table:style-name="ro2">
          <table:table-cell/>
          <table:table-cell office:value-type="string">
            <text:p>Interest</text:p>
          </table:table-cell>
          <table:table-cell office:value-type="string">
            <text:p>RemoteInterest speichern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hsc</text:p>
          </table:table-cell>
          <table:table-cell office:value-type="float" office:value="2">
            <text:p>2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 table:number-columns-repeated="257"/>
          <table:table-cell table:number-columns-repeated="767"/>
        </table:table-row>
        <table:table-row table:style-name="ro2">
          <table:table-cell office:value-type="string">
            <text:p>System</text:p>
          </table:table-cell>
          <table:table-cell table:style-name="ce21"/>
          <table:table-cell table:style-name="ce21" office:value-type="string">
            <text:p>Abhängigkeiten dokumentieren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string">
            <text:p>ps (tr, thsc, jz)</text:p>
          </table:table-cell>
          <table:table-cell table:style-name="ce21"/>
          <table:table-cell table:style-name="ce22" table:number-columns-repeated="2"/>
          <table:table-cell table:number-columns-repeated="1014"/>
        </table:table-row>
        <table:table-row table:style-name="ro3">
          <table:table-cell/>
          <table:table-cell table:style-name="ce21" office:value-type="string">
            <text:p>Vector</text:p>
          </table:table-cell>
          <table:table-cell table:style-name="ce21" office:value-type="string">
            <text:p>Vector wieder rein ggf. Wrapper wieder rein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string">
            <text:p>ps</text:p>
          </table:table-cell>
          <table:table-cell table:style-name="ce21"/>
          <table:table-cell table:style-name="ce22" table:number-columns-repeated="2"/>
          <table:table-cell table:number-columns-repeated="1014"/>
        </table:table-row>
        <table:table-row table:style-name="ro4">
          <table:table-cell/>
          <table:table-cell table:style-name="ce21" office:value-type="string">
            <text:p>J2ME-Kompatibilität</text:p>
          </table:table-cell>
          <table:table-cell table:style-name="ce21" office:value-type="string">
            <text:p>Funktionen heraussuchen, die nicht J2ME-kompatibel sind (div. Util, io.File)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string">
            <text:p>ps</text:p>
          </table:table-cell>
          <table:table-cell table:style-name="ce21"/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table:style-name="ce22" table:number-columns-repeated="9"/>
          <table:table-cell table:number-columns-repeated="1014"/>
        </table:table-row>
        <table:table-row table:style-name="ro2">
          <table:table-cell office:value-type="string">
            <text:p>Peer</text:p>
          </table:table-cell>
          <table:table-cell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2" table:number-columns-repeated="2"/>
          <table:table-cell table:number-columns-repeated="1014"/>
        </table:table-row>
        <table:table-row table:style-name="ro3">
          <table:table-cell office:value-type="string">
            <text:p>Knowledge Base</text:p>
          </table:table-cell>
          <table:table-cell office:value-type="string">
            <text:p>Ortsdimension</text:p>
          </table:table-cell>
          <table:table-cell office:value-type="string">
            <text:p>Konzept für eine Ortsdimension entwickeln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2" table:number-columns-repeated="2"/>
          <table:table-cell table:number-columns-repeated="1014"/>
        </table:table-row>
        <table:table-row table:style-name="ro3">
          <table:table-cell/>
          <table:table-cell office:value-type="string">
            <text:p>Ontology-Konzept</text:p>
          </table:table-cell>
          <table:table-cell office:value-type="string">
            <text:p>Abhängigkeiten klären, Idee schärfen: Properties einführ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hsc</text:p>
          </table:table-cell>
          <table:table-cell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22" table:number-columns-repeated="2"/>
          <table:table-cell table:number-columns-repeated="1014"/>
        </table:table-row>
        <table:table-row table:style-name="ro2">
          <table:table-cell office:value-type="string">
            <text:p>Protocols</text:p>
          </table:table-cell>
          <table:table-cell office:value-type="string">
            <text:p>HTTP</text:p>
          </table:table-cell>
          <table:table-cell office:value-type="string">
            <text:p>HTTP unterstützen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office:value-type="string">
            <text:p>Signaturen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office:value-type="string">
            <text:p>Verschlüsselung</text:p>
          </table:table-cell>
          <table:table-cell/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ce22" table:number-columns-repeated="2"/>
          <table:table-cell table:number-columns-repeated="1014"/>
        </table:table-row>
        <table:table-row table:style-name="ro3">
          <table:table-cell/>
          <table:table-cell office:value-type="string">
            <text:p>StreamConnection </text:p>
          </table:table-cell>
          <table:table-cell table:style-name="ce22" office:value-type="string">
            <text:p>umbennen in SharkStreamConnection</text:p>
          </table:table-cell>
          <table:table-cell table:style-name="ce22" office:value-type="float" office:value="2">
            <text:p>2</text:p>
          </table:table-cell>
          <table:table-cell table:style-name="ce10"/>
          <table:table-cell table:style-name="ce22"/>
          <table:table-cell table:style-name="ce22" office:value-type="string">
            <text:p>tr</text:p>
          </table:table-cell>
          <table:table-cell table:style-name="ce22" office:value-type="float" office:value="0.1">
            <text:p>0,1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ce22" table:number-columns-repeated="2"/>
          <table:table-cell table:number-columns-repeated="1014"/>
        </table:table-row>
        <table:table-row table:style-name="ro2">
          <table:table-cell office:value-type="string">
            <text:p>Test / Doku</text:p>
          </table:table-cell>
          <table:table-cell office:value-type="string">
            <text:p>Doku</text:p>
          </table:table-cell>
          <table:table-cell office:value-type="string">
            <text:p>Klassen Dokumentier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 / thsc</text:p>
          </table:table-cell>
          <table:table-cell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Entwicklerdoku schreiben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2">
          <table:table-cell table:style-name="ce4" office:value-type="string" table:number-columns-spanned="8" table:number-rows-spanned="1">
            <text:p>CoreApp (Lead: thsc)</text:p>
          </table:table-cell>
          <table:covered-table-cell table:number-columns-repeated="7" table:style-name="Default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4">
          <table:table-cell table:style-name="ce7" office:value-type="string">
            <text:p>Knowledge Base</text:p>
          </table:table-cell>
          <table:table-cell table:style-name="ce23" office:value-type="string">
            <text:p>MediaWiki</text:p>
          </table:table-cell>
          <table:table-cell table:style-name="ce25" office:value-type="string">
            <text:p>MediaWiki mobil und P2P machen durch Shark – MediaWiki bleibt zentrale KB</text:p>
          </table:table-cell>
          <table:table-cell table:style-name="ce25" office:value-type="float" office:value="5">
            <text:p>5</text:p>
          </table:table-cell>
          <table:table-cell table:style-name="ce25" table:number-columns-repeated="3"/>
          <table:table-cell table:style-name="Default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2">
          <table:table-cell table:style-name="ce6"/>
          <table:table-cell table:style-name="Default" table:number-columns-repeated="7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2">
          <table:table-cell office:value-type="string">
            <text:p>KP</text:p>
          </table:table-cell>
          <table:table-cell office:value-type="string">
            <text:p>SyncK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hark Grid</text:p>
          </table:table-cell>
          <table:table-cell table:number-columns-repeated="3"/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office:value-type="string">
            <text:p>Master/SlaveK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hark Grid</text:p>
          </table:table-cell>
          <table:table-cell table:number-columns-repeated="3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 table:number-columns-repeated="257"/>
          <table:table-cell table:number-columns-repeated="767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table:style-name="ce22" table:number-columns-repeated="2"/>
          <table:table-cell table:number-columns-repeated="1014"/>
        </table:table-row>
        <table:table-row table:style-name="ro2" table:number-rows-repeated="2">
          <table:table-cell table:style-name="Default" table:number-columns-repeated="8"/>
          <table:table-cell table:style-name="ce10" table:number-columns-repeated="2"/>
          <table:table-cell table:style-name="Default" table:number-columns-repeated="246"/>
          <table:table-cell table:number-columns-repeated="768"/>
        </table:table-row>
        <table:table-row table:style-name="ro1">
          <table:table-cell table:style-name="ce4" office:value-type="string" table:number-columns-spanned="8" table:number-rows-spanned="1">
            <text:p>J2SE_Android (Lead: thsc)</text:p>
          </table:table-cell>
          <table:covered-table-cell table:number-columns-repeated="7" table:style-name="ce4"/>
          <table:table-cell table:style-name="ce22" table:number-columns-repeated="2"/>
          <table:table-cell table:number-columns-repeated="1014"/>
        </table:table-row>
        <table:table-row table:style-name="ro3">
          <table:table-cell office:value-type="string">
            <text:p>Knowledge Base</text:p>
          </table:table-cell>
          <table:table-cell office:value-type="string">
            <text:p>tinyTIM</text:p>
          </table:table-cell>
          <table:table-cell office:value-type="string">
            <text:p>Implementierung SemanticNet auf tinyTIM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mf</text:p>
          </table:table-cell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/>
          <table:table-cell office:value-type="string">
            <text:p>fs</text:p>
          </table:table-cell>
          <table:table-cell office:value-type="string">
            <text:p>Watchdog integrier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hsc / mv</text:p>
          </table:table-cell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4" office:value-type="string" table:number-columns-spanned="8" table:number-rows-spanned="1">
            <text:p>J2SE (Lead: tr)</text:p>
          </table:table-cell>
          <table:covered-table-cell table:number-columns-repeated="7" table:style-name="ce4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8" office:value-type="string">
            <text:p>Knowledge Base</text:p>
          </table:table-cell>
          <table:table-cell office:value-type="string">
            <text:p>JENA</text:p>
          </table:table-cell>
          <table:table-cell office:value-type="string">
            <text:p>Implementierung SemanticNet auf JENA Framework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hsc</text:p>
          </table:table-cell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Default"/>
          <table:table-cell office:value-type="string">
            <text:p>Ontopia</text:p>
          </table:table-cell>
          <table:table-cell office:value-type="string">
            <text:p>Implementierung SemanticNet auf TMAPI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f</text:p>
          </table:table-cell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Default"/>
          <table:table-cell office:value-type="string">
            <text:p>LDAP als Peer Dimension</text:p>
          </table:table-cell>
          <table:table-cell office:value-type="string">
            <text:p>LDAP ist eine Peer-Dimension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 table:number-columns-spanned="8" table:number-rows-spanned="1">
            <text:p>J2SEMail (Lead: thsc)</text:p>
          </table:table-cell>
          <table:covered-table-cell table:number-columns-repeated="6"/>
          <table:covered-table-cell table:style-name="Default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9" office:value-type="string">
            <text:p>Protocols</text:p>
          </table:table-cell>
          <table:table-cell table:style-name="ce22" office:value-type="string">
            <text:p>SMTP/POP</text:p>
          </table:table-cell>
          <table:table-cell table:style-name="ce22" office:value-type="string">
            <text:p>Email integrieren und testen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string">
            <text:p>thsc/mv</text:p>
          </table:table-cell>
          <table:table-cell table:style-name="ce10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22" table:number-columns-repeated="6"/>
          <table:table-cell table:style-name="ce10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9" office:value-type="string">
            <text:p>Knowledge Base</text:p>
          </table:table-cell>
          <table:table-cell table:style-name="ce22" office:value-type="string">
            <text:p>IMAP als KB</text:p>
          </table:table-cell>
          <table:table-cell table:style-name="ce22" office:value-type="string">
            <text:p>IMAP-Mailbox unterstützt KnowledgeBase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3"/>
          <table:table-cell table:style-name="ce10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1"/>
          <table:table-cell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2" office:value-type="string" table:number-columns-spanned="8" table:number-rows-spanned="1">
            <text:p>Android (Lead: jz)</text:p>
          </table:table-cell>
          <table:covered-table-cell table:number-columns-repeated="7" table:style-name="ce12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Protocols</text:p>
          </table:table-cell>
          <table:table-cell table:style-name="ce2" office:value-type="string">
            <text:p>P2P </text:p>
          </table:table-cell>
          <table:table-cell table:style-name="ce19" table:number-columns-repeated="6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2"/>
          <table:table-cell table:style-name="ce2" office:value-type="string">
            <text:p>P2P Fake via Internet machen, siehe Hoccer.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Test / Doku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Android Tests: wie?</text:p>
          </table:table-cell>
          <table:table-cell table:style-name="ce2" table:number-columns-repeated="5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2" office:value-type="string" table:number-columns-spanned="8" table:number-rows-spanned="1">
            <text:p>J2ME (Lead: thsc)</text:p>
          </table:table-cell>
          <table:covered-table-cell table:number-columns-repeated="7" table:style-name="ce12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Protocols</text:p>
          </table:table-cell>
          <table:table-cell table:style-name="ce2" office:value-type="string">
            <text:p>P2P </text:p>
          </table:table-cell>
          <table:table-cell table:style-name="ce19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Test / Doku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J2ME Tests: wie?</text:p>
          </table:table-cell>
          <table:table-cell table:style-name="ce2" table:number-columns-repeated="5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15" office:value-type="string">
            <text:p>Knowledge Base</text:p>
          </table:table-cell>
          <table:table-cell table:style-name="ce18" office:value-type="string">
            <text:p>FS-Implementierung</text:p>
          </table:table-cell>
          <table:table-cell table:style-name="ce18" office:value-type="string">
            <text:p>Geht die FS-Implementierung auch auf J2ME?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ps</text:p>
          </table:table-cell>
          <table:table-cell table:style-name="ce2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4" office:value-type="string" table:number-columns-spanned="8" table:number-rows-spanned="1">
            <text:p>Shark Grid (Lead: thsc)</text:p>
          </table:table-cell>
          <table:covered-table-cell table:number-columns-repeated="7" table:style-name="ce4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GUI</text:p>
          </table:table-cell>
          <table:table-cell table:style-name="Default"/>
          <table:table-cell table:style-name="ce19" office:value-type="string">
            <text:p>Java Admin GUI prüfen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thsc</text:p>
          </table:table-cell>
          <table:table-cell table:style-name="ce19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Default"/>
          <table:table-cell table:style-name="ce19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Default" office:value-type="string">
            <text:p>ContextMap</text:p>
          </table:table-cell>
          <table:table-cell table:style-name="ce19" office:value-type="string">
            <text:p>Visualisieren ContextMap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office:value-type="string">
            <text:p>tr, jz</text:p>
          </table:table-cell>
          <table:table-cell table:style-name="ce19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Default"/>
          <table:table-cell table:style-name="ce2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Infrastruktur</text:p>
          </table:table-cell>
          <table:table-cell table:style-name="Default"/>
          <table:table-cell table:style-name="ce19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Default"/>
          <table:table-cell table:style-name="ce19" table:number-columns-repeated="6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Peer</text:p>
          </table:table-cell>
          <table:table-cell table:style-name="Default" office:value-type="string">
            <text:p>SharkGrid</text:p>
          </table:table-cell>
          <table:table-cell table:style-name="ce19" office:value-type="string">
            <text:p>API stabilisieren – in Version 1.0 bringen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thsc</text:p>
          </table:table-cell>
          <table:table-cell table:style-name="ce19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22" table:number-columns-repeated="2"/>
          <table:table-cell table:number-columns-repeated="1014"/>
        </table:table-row>
        <table:table-row table:style-name="ro3">
          <table:table-cell office:value-type="string">
            <text:p>Test / Doku </text:p>
          </table:table-cell>
          <table:table-cell office:value-type="string">
            <text:p>Folienset</text:p>
          </table:table-cell>
          <table:table-cell office:value-type="string">
            <text:p>Foliensatz entwickeln: Was kann Shark Gri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hsc</text:p>
          </table:table-cell>
          <table:table-cell/>
          <table:table-cell table:style-name="ce10"/>
          <table:table-cell table:style-name="ce22"/>
          <table:table-cell table:number-columns-repeated="1014"/>
        </table:table-row>
        <table:table-row table:style-name="ro2">
          <table:table-cell table:number-columns-repeated="8"/>
          <table:table-cell table:style-name="ce10"/>
          <table:table-cell table:style-name="ce22"/>
          <table:table-cell table:number-columns-repeated="1014"/>
        </table:table-row>
        <table:table-row table:style-name="ro2">
          <table:table-cell table:style-name="ce16" office:value-type="string" table:number-columns-spanned="8" table:number-rows-spanned="1">
            <text:p>Shark Grid Web (Lead: tr)</text:p>
          </table:table-cell>
          <table:covered-table-cell table:number-columns-repeated="7"/>
          <table:table-cell table:style-name="ce10"/>
          <table:table-cell table:style-name="ce22"/>
          <table:table-cell table:number-columns-repeated="1014"/>
        </table:table-row>
        <table:table-row table:style-name="ro2">
          <table:table-cell table:style-name="ce17"/>
          <table:table-cell table:number-columns-repeated="7"/>
          <table:table-cell table:style-name="ce10"/>
          <table:table-cell table:style-name="ce22"/>
          <table:table-cell table:number-columns-repeated="1014"/>
        </table:table-row>
        <table:table-row table:style-name="ro2">
          <table:table-cell office:value-type="string">
            <text:p>Web-Client</text:p>
          </table:table-cell>
          <table:table-cell/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string">
            <text:p>tr</text:p>
          </table:table-cell>
          <table:table-cell table:style-name="ce21"/>
          <table:table-cell table:style-name="ce10"/>
          <table:table-cell table:style-name="ce22"/>
          <table:table-cell table:number-columns-repeated="1014"/>
        </table:table-row>
        <table:table-row table:style-name="ro2">
          <table:table-cell table:number-columns-repeated="8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4" office:value-type="string" table:number-columns-spanned="8" table:number-rows-spanned="1">
            <text:p>Shark Grid Windows (Lead: thsc)</text:p>
          </table:table-cell>
          <table:covered-table-cell table:number-columns-repeated="7" table:style-name="ce4"/>
          <table:table-cell table:style-name="ce22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GUI</text:p>
          </table:table-cell>
          <table:table-cell table:style-name="ce10"/>
          <table:table-cell table:style-name="ce18" office:value-type="string">
            <text:p>Explorer Plugin für Shark Grid bauen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Enrico Neidt</text:p>
          </table:table-cell>
          <table:table-cell table:style-name="ce18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4" office:value-type="string" table:number-columns-spanned="8" table:number-rows-spanned="1">
            <text:p>Shark Grid Android (Lead: tr)</text:p>
          </table:table-cell>
          <table:covered-table-cell table:number-columns-repeated="7" table:style-name="ce4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4" office:value-type="string">
            <text:p>GUI</text:p>
          </table:table-cell>
          <table:table-cell table:style-name="Default"/>
          <table:table-cell table:style-name="ce18" office:value-type="string">
            <text:p>Android GUI bauen.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jz</text:p>
          </table:table-cell>
          <table:table-cell table:style-name="ce18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2" table:number-columns-repeated="7"/>
          <table:table-cell table:style-name="ce22" table:number-columns-repeated="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GPS Koordinaten Server baue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8" table:number-rows-spanned="1">
            <text:p>Shark Grid Web 2.0 (Lead: thsc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Default"/>
          <table:table-cell table:style-name="ce24" office:value-type="string">
            <text:p>Analyse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8" table:number-rows-spanned="1">
            <text:p>Shark Grid Docu Exchange (Lead: thsc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Default"/>
          <table:table-cell table:style-name="ce24" office:value-type="string">
            <text:p>Analyse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8" table:number-rows-spanned="1">
            <text:p>Shark Grid Hardware (Lead:?)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/>
          <table:table-cell table:style-name="ce3" office:value-type="string">
            <text:p>Gerät</text:p>
          </table:table-cell>
          <table:table-cell office:value-type="string">
            <text:p>Shark Gerät bauen, was man an die Wand kleben kann oder in die Tasche stecken kann.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2" office:value-type="string">
            <text:p>Beagle Board – läuft Shark darauf ?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string">
            <text:p>ps</text:p>
          </table:table-cell>
          <table:table-cell table:style-name="ce22"/>
          <table:table-cell table:number-columns-repeated="1016"/>
        </table:table-row>
        <table:table-row table:style-name="ro2" table:number-rows-repeated="6542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.12.2009</text:date>, <text:time>11:3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ufgaben" style:display-name="PageStyle_Aufgabe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6T11:31:20</dc:date>
    <meta:editing-cycles>82</meta:editing-cycles>
    <meta:editing-duration>PT09H44M42S</meta:editing-duration>
    <meta:generator>NeoOffice/3.0.1$Unix OpenOffice.org_project/Patch 0</meta:generator>
    <meta:document-statistic meta:table-count="1" meta:cell-count="187" meta:object-count="0"/>
    <meta:user-defined meta:name="Info 1"/>
    <meta:user-defined meta:name="Info 2"/>
    <meta:user-defined meta:name="Info 3"/>
    <meta:user-defined meta:name="Info 4"/>
  </office:meta>
</office:document-meta>
</file>